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officeooo:rsid="00093cc4" officeooo:paragraph-rsid="00093cc4"/>
    </style:style>
    <style:style style:name="P3" style:family="paragraph" style:parent-style-name="Standard" style:master-page-name="Standard">
      <style:paragraph-properties fo:margin-top="0in" fo:margin-bottom="0in" loext:contextual-spacing="false" style:page-number="1"/>
      <style:text-properties officeooo:rsid="00093cc4" officeooo:paragraph-rsid="00093cc4"/>
    </style:style>
    <style:style style:name="P4" style:family="paragraph" style:parent-style-name="Standard">
      <style:paragraph-properties fo:margin-top="0in" fo:margin-bottom="0in" loext:contextual-spacing="false"/>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hkumar Desai – asd150</text:p>
      <text:p text:style-name="P2">Manush Patel – mkp111</text:p>
      <text:p text:style-name="P2">Benjamin weiss – bsw46</text:p>
      <text:p text:style-name="P2">Nikhilesh Kashap – nk484 </text:p>
      <text:p text:style-name="P2"/>
      <text:p text:style-name="P1"/>
      <text:p text:style-name="P1">Name: Server.c</text:p>
      <text:p text:style-name="P1"/>
      <text:p text:style-name="P1">Synopsis: </text:p>
      <text:p text:style-name="P1">void MergeSort(movie_struct *arr, int low, int high, int Scases)</text:p>
      <text:p text:style-name="P1">void Merge(movie_struct *arr, int low, int mid, int high, int cases, int lines)</text:p>
      <text:p text:style-name="P1">void print(char* opendirr, int elements_filled, movie_struct *data)</text:p>
      <text:p text:style-name="P1">void init_tid_pool();</text:p>
      <text:p text:style-name="P1">int self_tokenizer(char line[], char token[], int index)</text:p>
      <text:p text:style-name="P1">int get_tid()</text:p>
      <text:p text:style-name="P1">void release_tid(int index)</text:p>
      <text:p text:style-name="P1">void * service(void *args)</text:p>
      <text:p text:style-name="P1">int main(int argc, char **argv)</text:p>
      <text:p text:style-name="P1"/>
      <text:p text:style-name="P1">Description:</text:p>
      <text:p text:style-name="P1">The mergeSort function takes in a movie struct data type and sorts it according to the column the user wishes to sort by. The column that the user sorts by is represented by scases with each distinct integer representing a different column. The mergeSort function also takes in a l and r as the left and right bounds of the array movie_structs. The mergesort function then recursively divides movie_structs into smaller and smaller segments and then passes them along to the merge function which actually handles sorting said segments. Eventually the mergesort function exits out having sorted the movie_struct array in ascending order according to the column at hand.</text:p>
      <text:p text:style-name="P1"/>
      <text:p text:style-name="P1">The merge function takes in a movie struct array, the column that it must sort by, and a left bound, right bound, and a middle bound that divides the array into two. It also takes in cases to represent the column to sort by and lines to indicate the number of elements.. The merge function than iteratively goes through the two segmented arrays and copies them into the movie struct array in ascending order.</text:p>
      <text:p text:style-name="P1"/>
      <text:p text:style-name="P1">The print function takes in a directory name, the number of elements filled so far in our movie struct, the movie struct containing all our data and then prints all the elements to the output file.</text:p>
      <text:p text:style-name="P1"/>
      <text:p text:style-name="P1">The init_tid_pool function simply initializes our pool of thread ids.</text:p>
      <text:p text:style-name="P1"/>
      <text:p text:style-name="P1">Self_tokenizer is a function designed to take each line from the csv file as char line[] and separates it into individual tokens which are then placed into char token[]. <text:s/>index is utilized to keep track of where the loop is at within the line array.</text:p>
      <text:p text:style-name="P1"/>
      <text:p text:style-name="P1"><text:soft-page-break/>Get_Tid is a function designed to return the index of available thread id’s in the pool.</text:p>
      <text:p text:style-name="P1"/>
      <text:p text:style-name="P1">Release_tid makes a thread id available for use again.</text:p>
      <text:p text:style-name="P1"/>
      <text:p text:style-name="P1">Service: Service handles each individual csv files in an iterative manner. It looks over said files and fills in the movie_struct data with all the information on csv files. We then later sort this movie_struct. This function a lso sends the data back to the client as requested.</text:p>
      <text:p text:style-name="P1"/>
      <text:p text:style-name="P1">Main: Main handless the connections with each individual clients and ensures that the proper protocols have been taken.</text:p>
      <text:p text:style-name="P1"/>
      <text:p text:style-name="P1">Return Value:</text:p>
      <text:p text:style-name="P1">Self tokenizer returns the new index that the array has been left at.</text:p>
      <text:p text:style-name="P1">Get_Tid() returns the first available tid or -1 if none available.</text:p>
      <text:p text:style-name="P1">Main returns 0 on success or exits with an appropriate error message.</text:p>
      <text:p text:style-name="P1"/>
      <text:p text:style-name="P1"/>
      <text:p text:style-name="P1">Name: Sorter.h</text:p>
      <text:p text:style-name="P1">Synopsis:</text:p>
      <text:p text:style-name="P1">typedef struct{} movie_struct;</text:p>
      <text:p text:style-name="P1">Enum Columns column;</text:p>
      <text:p text:style-name="P1">int self_tokenizer(char line[], char token[], int index);</text:p>
      <text:p text:style-name="P1"/>
      <text:p text:style-name="P1">Description:</text:p>
      <text:p text:style-name="P1">Movie struct is a struct data type designed specifically to handle the csv file at hand. Each data type present within the struct is designed to handle one of the columns. Each movie struct data type is meant to handle one of the rows of each of the cscv files.</text:p>
      <text:p text:style-name="P1"/>
      <text:p text:style-name="P1">Enum Columns is utilized as a way to represent each of the columns as a constant data type. Starting from left to right color is assigned value 0, and each subsequent column is assigned the constant value incremented by 1. This enum representation is then utilized by the mergesort and merge functions, in order that they knokw which column to sort by.</text:p>
      <text:p text:style-name="P1"/>
      <text:p text:style-name="P1">self_tokenizer is a function designed to take each line from the csv file as char line[] and separates it into individual tokens which are then placed into char token[]. <text:s/>index is utilized to keep track of where the loop is at within the line array.</text:p>
      <text:p text:style-name="P1"/>
      <text:p text:style-name="P1">Return Value:</text:p>
      <text:p text:style-name="P1">self_tokenizer returns the index of line[] that the method left off at so that the user may keep track of where to iterate forwards from.</text:p>
      <text:p text:style-name="P1"/>
      <text:p text:style-name="P1">Name:</text:p>
      <text:p text:style-name="P1">Client.c</text:p>
      <text:p text:style-name="P1"/>
      <text:p text:style-name="P1"><text:soft-page-break/>Synopsis:</text:p>
      <text:p text:style-name="P1">char * get_out_file_name(char csv_file[], char column_name[], char output_file[])</text:p>
      <text:p text:style-name="P1">int sortFile(char * filePath, char * columnName, char * output_dir)</text:p>
      <text:p text:style-name="P1">int check_csv(char *file_name)</text:p>
      <text:p text:style-name="P1">void* thread_func(void * ptr)</text:p>
      <text:p text:style-name="P1">int scan_csv_files(char * src_dir_name, char *column_name, char *output_dir)</text:p>
      <text:p text:style-name="P1">int main(int argc, char * arv[])</text:p>
      <text:p text:style-name="P1"/>
      <text:p text:style-name="P1">Description:</text:p>
      <text:p text:style-name="P1">Get_out_file_name takes in the name of a csv file as csv_file[], the name of the column to sort by as column_name[], and the name of the output_file[]. It then concatenates values appropriately in such a manner as to create a string which represents the name of the output file we will write to. It then returns the name of that file.</text:p>
      <text:p text:style-name="P1"/>
      <text:p text:style-name="P1">sortFile takes in a filepath, the column name to sort by, and the output directory. From there it sends the correct parts of the data over to the server which subsequently sorts it utilizing mergesort.</text:p>
      <text:p text:style-name="P1"/>
      <text:p text:style-name="P1">Check_csv takes in a name of a file and then goes through the file in order to determine whether or not it is appropriately formatted to be read as a csv file.</text:p>
      <text:p text:style-name="P1"/>
      <text:p text:style-name="P1">Thread_func creates a new thread and from there connects to the server and waits. Upon the server returning the thread knows that the appropriate work has been done and closes the thread.</text:p>
      <text:p text:style-name="P1"/>
      <text:p text:style-name="P1">Scan_csv_files takes in a source directory, column name to sort by, <text:s/>and an output directory. From there it appropriately goes through the directory and any subsidiary directories in order to find csv files to sort.<text:tab/></text:p>
      <text:p text:style-name="P1"/>
      <text:p text:style-name="P1">main comprises the body of the code. main goes through the terminal inputs that have been submitted in order to ensure that the proper format has been followed. If any discrepancies are found it sends the appropriate error message. From there it then establishes connection with the server and begins calling appropriate functions in order to sort the files.</text:p>
      <text:p text:style-name="P1"/>
      <text:p text:style-name="P1">Return Values:</text:p>
      <text:p text:style-name="P1"/>
      <text:p text:style-name="P1">Get_out_file name returns the name of the file to output to.</text:p>
      <text:p text:style-name="P1">sortFile returns 0 on success.</text:p>
      <text:p text:style-name="P1">Check_csv_file returns 0 to indicate a csv file and 1 otherwise.</text:p>
      <text:p text:style-name="P1">Scan_csv_file returns -1 to indicate an error and 1 on success.</text:p>
      <text:p text:style-name="P1">Main returns -1 on error and 0 on success.</text:p>
      <text:p text:style-name="P1"/>
      <text:p text:style-name="P1">Assumptions: </text:p>
      <text:p text:style-name="P1"><text:soft-page-break/>One assumption that we made was that after running the program and sorting upon rerunning the program the user deletes the all-sorted file. If the user does not delete the all-sorted file before rerunning the program than proper functionality will no longer exist.</text:p>
      <text:p text:style-name="P1"/>
      <text:p text:style-name="P1">We assumed that in our design we could do away with mergesort.c and do the brunt of the work within server.c.</text:p>
      <text:p text:style-name="P1"/>
      <text:p text:style-name="P1">Another key assumption is that upon compilation the user will be alerted to an output path warning. Our assumption is that the user will simply ignore that warning. Proper functionality is still maintained despite the existence of said warning.</text:p>
      <text:p text:style-name="P1"/>
      <text:p text:style-name="P1">Design:</text:p>
      <text:p text:style-name="P1">Our design is split into two essential files. Client.c handles the iterative process of iterating over a source directory and any subdirectories and csv files. It also handles thread creation and ensures that requests are appropriately sent over to the client. <text:s/>Server.c is where the brunt of our work is done. Server.c contains our actual sorting work, the application of mergesort is contained within Server.c. <text:span text:style-name="T1">Another key aspect of our design is that in relation to Extra Credit Part 2 Server Sessions we are completing the task by only sending the client his own dat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13:26:49.350804826</dc:date>
    <dc:creator>Arthkumar Desai</dc:creator>
    <meta:editing-duration>PT1M43S</meta:editing-duration>
    <meta:editing-cycles>2</meta:editing-cycles>
    <meta:generator>LibreOffice/5.0.6.2$Linux_X86_64 LibreOffice_project/00$Build-2</meta:generator>
    <meta:document-statistic meta:table-count="0" meta:image-count="0" meta:object-count="0" meta:page-count="4" meta:paragraph-count="68" meta:word-count="1218" meta:character-count="7300" meta:non-whitespace-character-count="6138"/>
  </office:meta>
</office:document-meta>
</file>